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d320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3.302cm" svg:x="3.286cm" svg:y="1.762cm">
          <text:p text:style-name="P1">land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3.302cm" svg:x="7.223cm" svg:y="1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667cm" svg:height="3.302cm" svg:x="3.286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3.302cm" svg:x="1.728cm" svg:y="11.0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3.302cm" svg:x="5.301cm" svg:y="11.033cm">
          <text:p text:style-name="P1">Manage</text:p>
          <text:p text:style-name="P1">Filt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3.302cm" svg:x="8.857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3.302cm" svg:x="12.43cm" svg:y="11.107cm">
          <text:p text:style-name="P1">Manage</text:p>
          <text:p text:style-name="P1">Insurance</text:p>
          <draw:enhanced-geometry svg:viewBox="0 0 21600 21600" draw:type="rectangle" draw:enhanced-path="M 0 0 L 21600 0 21600 21600 0 21600 0 0 Z N"/>
        </draw:custom-shape>
        <draw:frame draw:style-name="gr3" draw:layer="layout" svg:width="2.407cm" svg:height="1.673cm" svg:x="7.483cm" svg:y="2.651cm">
          <draw:text-box>
            <text:p>Create</text:p>
            <text:p>user</text:p>
          </draw:text-box>
        </draw:frame>
        <draw:frame draw:style-name="gr3" draw:layer="layout" svg:width="1.844cm" svg:height="0.962cm" svg:x="3.601cm" svg:y="3.794cm">
          <draw:text-box>
            <text:p>login</text:p>
          </draw:text-box>
        </draw:frame>
        <draw:frame draw:style-name="gr3" draw:layer="layout" svg:width="3.503cm" svg:height="0.962cm" svg:x="2.778cm" svg:y="6.715cm">
          <draw:text-box>
            <text:p>dashboard</text:p>
          </draw:text-box>
        </draw:frame>
        <draw:line draw:style-name="gr4" draw:text-style-name="P1" draw:layer="layout" svg:x1="5.826cm" svg:y1="3.413cm" svg:x2="7.604cm" svg:y2="3.54cm">
          <text:p/>
        </draw:line>
        <draw:line draw:style-name="gr4" draw:text-style-name="P1" draw:layer="layout" svg:x1="4.81cm" svg:y1="4.81cm" svg:x2="4.937cm" svg:y2="6.715cm">
          <text:p/>
        </draw:line>
        <draw:line draw:style-name="gr4" draw:text-style-name="P1" draw:layer="layout" svg:x1="8.112cm" svg:y1="4.81cm" svg:x2="5.445cm" svg:y2="6.588cm">
          <text:p/>
        </draw:line>
        <draw:frame draw:style-name="gr3" draw:layer="layout" svg:width="2.796cm" svg:height="1.673cm" svg:x="1.762cm" svg:y="12.154cm">
          <draw:text-box>
            <text:p>Manage</text:p>
            <text:p>Oil</text:p>
          </draw:text-box>
        </draw:frame>
        <draw:frame draw:style-name="gr3" draw:layer="layout" svg:width="2.796cm" svg:height="1.673cm" svg:x="8.874cm" svg:y="11.922cm">
          <draw:text-box>
            <text:p>Manage</text:p>
            <text:p>Tires</text:p>
          </draw:text-box>
        </draw:frame>
        <draw:line draw:style-name="gr4" draw:text-style-name="P1" draw:layer="layout" svg:x1="4.556cm" svg:y1="8.62cm" svg:x2="3.159cm" svg:y2="11.795cm">
          <text:p/>
        </draw:line>
        <draw:line draw:style-name="gr4" draw:text-style-name="P1" draw:layer="layout" svg:x1="5.318cm" svg:y1="8.62cm" svg:x2="6.969cm" svg:y2="11.922cm">
          <text:p/>
        </draw:line>
        <draw:line draw:style-name="gr4" draw:text-style-name="P1" draw:layer="layout" svg:x1="5.572cm" svg:y1="8.239cm" svg:x2="10.144cm" svg:y2="12.303cm">
          <text:p/>
        </draw:line>
        <draw:line draw:style-name="gr4" draw:text-style-name="P1" draw:layer="layout" svg:x1="5.445cm" svg:y1="8.112cm" svg:x2="13.7cm" svg:y2="11.795cm">
          <text:p/>
        </draw:line>
        <draw:custom-shape draw:style-name="gr5" draw:text-style-name="P1" draw:layer="layout" svg:width="1.016cm" svg:height="0.889cm" svg:x="3.667cm" svg:y="2.2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3:58:58.480265000</meta:creation-date>
    <dc:date>2014-12-02T14:11:21.873077000</dc:date>
    <meta:editing-duration>P0D</meta:editing-duration>
    <meta:editing-cycles>1</meta:editing-cycles>
    <meta:document-statistic meta:object-count="20"/>
    <meta:generator>LibreOffice/4.2.7.2$MacOSX_X86_64 LibreOffice_project/933c0aa564ec4f8883ed5732c866db48dca4dac5</meta:generator>
  </office:meta>
</office:document-meta>
</file>